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f97b" officeooo:paragraph-rsid="001bf9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1:28:52.823718690</meta:creation-date>
    <dc:date>2020-04-05T21:34:14.370581252</dc:date>
    <meta:editing-duration>PT5M21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6.0.7.3$Linux_X86_64 LibreOffice_project/00m0$Build-3</meta:generator>
  </office:meta>
</office:document-meta>
</file>